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ItemManager.addItemManagerListener( ItemManager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ItemManager.removeItemManagerListener( ItemManager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ItemManager.getConfigur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Manager.loadItem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ileItemManager.loadItem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ileItemManager.getItemConfiguration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ItemManager.configure( File _configuration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rectoryChangeNotifier.hasChanged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ileItemManager.removeItem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ItemManager.getAccreditab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Manager.update( Item new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ItemManager.FileItemManager( AccreditableManager accreditabl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Manager.getFil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ItemManager.remove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ItemManager.notifyRemoved( Item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ItemManager.getIte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rectoryChangeNotifier.getRemov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ChangeNotifier.DirectoryChangeNotifier( File _directory , FileFilter _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ChangeNotifier.getAdd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ChangeNotifier.getChang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Manager.getItem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ItemManager.accept( File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Manager.notifyAdded(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ItemManager.contains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ItemManager.add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